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2.577cm" fo:min-width="19.89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8.005cm"/>
    </style:style>
    <style:style style:name="gr5" style:family="graphic" style:parent-style-name="standard">
      <style:graphic-properties svg:stroke-color="#000000" draw:fill="none" draw:textarea-horizontal-align="justify" draw:textarea-vertical-align="top" draw:auto-grow-height="false" fo:min-height="11.029cm" fo:min-width="13.343cm"/>
    </style:style>
    <style:style style:name="gr6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7.755cm"/>
    </style:style>
    <style:style style:name="gr7" style:family="graphic" style:parent-style-name="standard">
      <style:graphic-properties draw:stroke="none" svg:stroke-color="#000000" draw:fill="none" draw:fill-color="#ffffff" fo:min-height="0.513cm"/>
    </style:style>
    <style:style style:name="gr8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2.812cm"/>
    </style:style>
    <style:style style:name="gr9" style:family="graphic" style:parent-style-name="standard">
      <style:graphic-properties draw:stroke="none" svg:stroke-color="#000000" draw:fill="none" draw:fill-color="#ffffff" fo:min-height="0.433cm"/>
    </style:style>
    <style:style style:name="gr10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021cm" fo:min-width="0cm"/>
    </style:style>
    <style:style style:name="gr11" style:family="graphic" style:parent-style-name="standard">
      <style:graphic-properties draw:stroke="none" svg:stroke-color="#000000" draw:fill="none" draw:fill-color="#ffffff" fo:min-height="1.025cm"/>
    </style:style>
    <style:style style:name="gr12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405cm"/>
    </style:style>
    <style:style style:name="gr13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01cm"/>
    </style:style>
    <style:style style:name="gr14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14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</style:style>
    <style:style style:name="P7" style:family="paragraph">
      <loext:graphic-properties draw:fill="none" draw:fill-color="#ffffff"/>
      <style:text-properties fo:font-size="13pt" fo:font-style="normal" style:font-size-asian="13pt" style:font-style-asian="normal" style:font-size-complex="13pt" style:font-style-complex="normal"/>
    </style:style>
    <style:style style:name="P8" style:family="paragraph">
      <loext:graphic-properties draw:fill="none" draw:fill-color="#ffffff"/>
      <style:text-properties fo:font-size="11pt" fo:font-style="normal" style:font-size-asian="13pt" style:font-style-asian="normal" style:font-size-complex="13pt" style:font-style-complex="normal"/>
    </style:style>
    <style:style style:name="P9" style:family="paragraph">
      <loext:graphic-properties draw:fill="none" draw:fill-color="#729fcf"/>
      <style:paragraph-properties fo:text-align="center"/>
    </style:style>
    <style:style style:name="P10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T1" style:family="text">
      <style:text-properties fo:font-size="13pt" fo:font-style="normal" style:font-size-asian="13pt" style:font-style-asian="normal" style:font-size-complex="13pt" style:font-style-complex="normal"/>
    </style:style>
    <style:style style:name="T2" style:family="text">
      <style:text-properties fo:font-size="11pt" fo:font-style="normal" style:font-size-asian="13pt" style:font-style-asian="normal" style:font-size-complex="13pt" style:font-style-complex="normal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96cm" svg:height="12.827cm" svg:x="0.305cm" svg:y="0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0.305cm" svg:y1="1.448cm" svg:x2="20.701cm" svg:y2="1.448cm">
          <text:p/>
        </draw:line>
        <draw:line draw:style-name="gr2" draw:text-style-name="P1" draw:layer="layout" svg:x1="4.496cm" svg:y1="1.448cm" svg:x2="4.496cm" svg:y2="13.132cm">
          <text:p/>
        </draw:line>
        <draw:frame draw:style-name="gr3" draw:text-style-name="P3" draw:layer="layout" svg:width="20.396cm" svg:height="1.143cm" svg:x="0.305cm" svg:y="0.305cm">
          <draw:text-box>
            <text:p text:style-name="P2">Header</text:p>
          </draw:text-box>
        </draw:frame>
        <draw:frame draw:style-name="gr4" draw:text-style-name="P4" draw:layer="layout" svg:width="4.191cm" svg:height="8.255cm" svg:x="0.305cm" svg:y="1.448cm">
          <draw:text-box>
            <text:p>Menu</text:p>
          </draw:text-box>
        </draw:frame>
        <draw:custom-shape draw:style-name="gr5" draw:text-style-name="P6" draw:layer="layout" svg:width="13.843cm" svg:height="11.279cm" svg:x="4.866cm" svg:y="1.599cm">
          <text:p text:style-name="P5">Tambah Dat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8.255cm" svg:height="0.762cm" svg:x="5.121cm" svg:y="5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8.128cm" svg:height="0.763cm" svg:x="4.867cm" svg:y="4.542cm">
          <draw:text-box>
            <text:p><text:span text:style-name="T1">Jenis Ujian</text:span></text:p>
          </draw:text-box>
        </draw:frame>
        <draw:custom-shape draw:style-name="gr8" draw:text-style-name="P6" draw:layer="layout" svg:width="3.312cm" svg:height="0.762cm" svg:x="5.121cm" svg:y="8.8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8.128cm" svg:height="0.763cm" svg:x="4.867cm" svg:y="8.142cm">
          <draw:text-box>
            <text:p><text:span text:style-name="T1">Waktu Ujian</text:span></text:p>
          </draw:text-box>
        </draw:frame>
        <draw:frame draw:style-name="gr7" draw:text-style-name="P7" draw:layer="layout" svg:width="8.128cm" svg:height="0.763cm" svg:x="4.867cm" svg:y="6.242cm">
          <draw:text-box>
            <text:p><text:span text:style-name="T1">Jenis Soal Ujian</text:span></text:p>
          </draw:text-box>
        </draw:frame>
        <draw:frame draw:style-name="gr9" draw:text-style-name="P8" draw:layer="layout" svg:width="8.128cm" svg:height="0.683cm" svg:x="5.667cm" svg:y="6.843cm">
          <draw:text-box>
            <text:p><text:span text:style-name="T2">Pilihan Ganda</text:span></text:p>
          </draw:text-box>
        </draw:frame>
        <draw:frame draw:style-name="gr9" draw:text-style-name="P8" draw:layer="layout" svg:width="8.128cm" svg:height="0.683cm" svg:x="5.667cm" svg:y="7.444cm">
          <draw:text-box>
            <text:p><text:span text:style-name="T2">Essai</text:span></text:p>
          </draw:text-box>
        </draw:frame>
        <draw:custom-shape draw:style-name="gr10" draw:text-style-name="P9" draw:layer="layout" svg:width="0.381cm" svg:height="0.381cm" svg:x="5.347cm" svg:y="7.0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381cm" svg:height="0.381cm" svg:x="5.347cm" svg:y="7.6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2.93cm" svg:height="0.763cm" svg:x="8.968cm" svg:y="8.143cm">
          <draw:text-box>
            <text:p><text:span text:style-name="T1">Jam Mulai</text:span></text:p>
          </draw:text-box>
        </draw:frame>
        <draw:frame draw:style-name="gr11" draw:text-style-name="P7" draw:layer="layout" svg:width="3.819cm" svg:height="1.275cm" svg:x="13.232cm" svg:y="8.125cm">
          <draw:text-box>
            <text:p><text:span text:style-name="T1">Jam Berakhir</text:span></text:p>
          </draw:text-box>
        </draw:frame>
        <draw:custom-shape draw:style-name="gr6" draw:text-style-name="P6" draw:layer="layout" svg:width="8.255cm" svg:height="0.762cm" svg:x="5.122cm" svg:y="10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8.128cm" svg:height="0.763cm" svg:x="4.868cm" svg:y="9.943cm">
          <draw:text-box>
            <text:p><text:span text:style-name="T1">Keterangan Ujian</text:span></text:p>
          </draw:text-box>
        </draw:frame>
        <draw:custom-shape draw:style-name="gr12" draw:text-style-name="P10" draw:layer="layout" svg:width="1.905cm" svg:height="0.762cm" svg:x="5.12cm" svg:y="11.753cm">
          <text:p text:style-name="P5"><text:span text:style-name="T3">Simp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51cm" svg:height="0.762cm" svg:x="7.42cm" svg:y="11.753cm">
          <text:p text:style-name="P5"><text:span text:style-name="T3">Ba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1.642cm" svg:height="0.762cm" svg:x="9.32cm" svg:y="11.753cm">
          <text:p text:style-name="P5"><text:span text:style-name="T3">Re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3.312cm" svg:height="0.762cm" svg:x="9.221cm" svg:y="8.8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3.312cm" svg:height="0.762cm" svg:x="13.421cm" svg:y="8.8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8.255cm" svg:height="0.762cm" svg:x="5.124cm" svg:y="3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8.128cm" svg:height="0.763cm" svg:x="4.87cm" svg:y="2.845cm">
          <draw:text-box>
            <text:p><text:span text:style-name="T1">Pilih Kulia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2-03T12:35:58.814056906</dc:date>
    <meta:editing-duration>PT2H36M44S</meta:editing-duration>
    <meta:editing-cycles>19</meta:editing-cycles>
    <meta:generator>LibreOffice/5.1.6.2$Linux_x86 LibreOffice_project/10m0$Build-2</meta:generator>
    <meta:document-statistic meta:object-count="26"/>
  </office:meta>
</office:document-meta>
</file>